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809" style:family="table-cell" style:parent-style-name="Default">
      <style:map style:condition="cell-content()=&quot;&quot;" style:apply-style-name="Cellule_20_invalide" style:base-cell-address="Feuille1.C8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8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9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8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8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8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2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3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4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1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8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4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8"/>
      <style:map style:condition="is-true-formula(AND(#REF!&gt;1;#REF!=&quot;&quot;))" style:apply-style-name="Cellule_20_invalide" style:base-cell-address="Feuille1.P8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8"/>
      <style:map style:condition="is-true-formula(AND(#REF!&gt;1;#REF!=&quot;&quot;))" style:apply-style-name="Cellule_20_invalide" style:base-cell-address="Feuille1.Q88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"/>
      <style:map style:condition="is-true-formula(AND(#REF!&gt;1;#REF!=&quot;&quot;))" style:apply-style-name="Cellule_20_invalide" style:base-cell-address="Feuille1.R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2"/>
      <style:map style:condition="is-true-formula(AND(#REF!&gt;1;#REF!=&quot;&quot;))" style:apply-style-name="Cellule_20_invalide" style:base-cell-address="Feuille1.R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3"/>
      <style:map style:condition="is-true-formula(AND(#REF!&gt;1;#REF!=&quot;&quot;))" style:apply-style-name="Cellule_20_invalide" style:base-cell-address="Feuille1.R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4"/>
      <style:map style:condition="is-true-formula(AND(#REF!&gt;1;#REF!=&quot;&quot;))" style:apply-style-name="Cellule_20_invalide" style:base-cell-address="Feuille1.R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5"/>
      <style:map style:condition="is-true-formula(AND(#REF!&gt;1;#REF!=&quot;&quot;))" style:apply-style-name="Cellule_20_invalide" style:base-cell-address="Feuille1.R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1"/>
      <style:map style:condition="is-true-formula(AND(#REF!&gt;1;#REF!=&quot;&quot;))" style:apply-style-name="Cellule_20_invalide" style:base-cell-address="Feuille1.R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8"/>
      <style:map style:condition="is-true-formula(AND(#REF!&gt;1;#REF!=&quot;&quot;))" style:apply-style-name="Cellule_20_invalide" style:base-cell-address="Feuille1.R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4"/>
      <style:map style:condition="is-true-formula(AND(#REF!&gt;1;#REF!=&quot;&quot;))" style:apply-style-name="Cellule_20_invalide" style:base-cell-address="Feuille1.R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8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8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V21"/>
      <style:map style:condition="is-true-formula(AND([.U21]&lt;&gt;0;[.V21]=&quot;&quot;))" style:apply-style-name="Cellule_20_invalide" style:base-cell-address="Feuille1.V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V84"/>
      <style:map style:condition="is-true-formula(AND([.U84]&lt;&gt;0;[.V84]=&quot;&quot;))" style:apply-style-name="Cellule_20_invalide" style:base-cell-address="Feuille1.V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V88"/>
      <style:map style:condition="is-true-formula(AND([.U88]&lt;&gt;0;[.V88]=&quot;&quot;))" style:apply-style-name="Cellule_20_invalide" style:base-cell-address="Feuille1.V88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W21"/>
      <style:map style:condition="is-true-formula(AND([.U21]&lt;&gt;0;[.W21]=&quot;&quot;))" style:apply-style-name="Cellule_20_invalide" style:base-cell-address="Feuille1.W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W84"/>
      <style:map style:condition="is-true-formula(AND([.U84]&lt;&gt;0;[.W84]=&quot;&quot;))" style:apply-style-name="Cellule_20_invalide" style:base-cell-address="Feuille1.W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W88"/>
      <style:map style:condition="is-true-formula(AND([.U88]&lt;&gt;0;[.W88]=&quot;&quot;))" style:apply-style-name="Cellule_20_invalide" style:base-cell-address="Feuille1.W88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X84"/>
      <style:map style:condition="is-true-formula(AND([.U84]&lt;&gt;0;[.X84]=&quot;&quot;))" style:apply-style-name="Cellule_20_invalide" style:base-cell-address="Feuille1.X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X88"/>
      <style:map style:condition="is-true-formula(AND([.U88]&lt;&gt;0;[.X88]=&quot;&quot;))" style:apply-style-name="Cellule_20_invalide" style:base-cell-address="Feuille1.X88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1]=0)" style:apply-style-name="Cellule_20_grisée" style:base-cell-address="Feuille1.Z21"/>
      <style:map style:condition="is-true-formula(AND([.W21]&lt;&gt;0;[.Z21]=&quot;&quot;))" style:apply-style-name="Cellule_20_invalide" style:base-cell-address="Feuille1.Z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4]=0)" style:apply-style-name="Cellule_20_grisée" style:base-cell-address="Feuille1.Z84"/>
      <style:map style:condition="is-true-formula(AND([.W84]&lt;&gt;0;[.Z84]=&quot;&quot;))" style:apply-style-name="Cellule_20_invalide" style:base-cell-address="Feuille1.Z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8]=0)" style:apply-style-name="Cellule_20_grisée" style:base-cell-address="Feuille1.Z88"/>
      <style:map style:condition="is-true-formula(AND([.W88]&lt;&gt;0;[.Z88]=&quot;&quot;))" style:apply-style-name="Cellule_20_invalide" style:base-cell-address="Feuille1.Z88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42"/>
        <table:table-column table:style-name="co5" table:default-cell-style-name="ce842"/>
        <table:table-column table:style-name="co6" table:default-cell-style-name="ce842"/>
        <table:table-column table:style-name="co7" table:default-cell-style-name="ce906"/>
        <table:table-column table:style-name="co8" table:default-cell-style-name="ce842"/>
        <table:table-column table:style-name="co9" table:default-cell-style-name="ce842"/>
        <table:table-column table:style-name="co10" table:default-cell-style-name="ce842"/>
        <table:table-column table:style-name="co11" table:default-cell-style-name="ce842"/>
        <table:table-column table:style-name="co12" table:default-cell-style-name="ce842"/>
        <table:table-column table:style-name="co13" table:default-cell-style-name="ce842"/>
        <table:table-column table:style-name="co14" table:default-cell-style-name="ce842"/>
        <table:table-column table:style-name="co15" table:default-cell-style-name="ce842"/>
        <table:table-column table:style-name="co16" table:default-cell-style-name="ce842"/>
        <table:table-column table:style-name="co17" table:default-cell-style-name="ce842"/>
        <table:table-column table:style-name="co18" table:default-cell-style-name="ce906"/>
        <table:table-column table:style-name="co19" table:default-cell-style-name="ce842"/>
        <table:table-column table:style-name="co20" table:default-cell-style-name="ce906"/>
        <table:table-column table:style-name="co21" table:default-cell-style-name="ce842"/>
        <table:table-column table:style-name="co22" table:default-cell-style-name="ce842"/>
        <table:table-column table:style-name="co23" table:default-cell-style-name="ce842"/>
        <table:table-column table:style-name="co21" table:number-columns-repeated="2" table:default-cell-style-name="ce842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42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3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1</text:p>
          </table:table-cell>
          <table:table-cell table:style-name="ce1279" office:value-type="float" office:value="8" calcext:value-type="float">
            <text:p>8</text:p>
          </table:table-cell>
          <table:table-cell table:style-name="ce1310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6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O22:Feuille1.O61 Feuille1.S22:Feuille1.T61 Feuille1.L22:Feuille1.L61 Feuille1.K46:Feuille1.K46 Feuille1.K61:Feuille1.K61 Feuille1.K2:Feuille1.L2 Feuille1.O2:Feuille1.O2 Feuille1.S2:Feuille1.T2 Feuille1.A2:Feuille1.F2 Feuille1.D22:Feuille1.F61 Feuille1.O6:Feuille1.O19 Feuille1.S6:Feuille1.T19 Feuille1.K22:Feuille1.K42 Feuille1.D6:Feuille1.F19 Feuille1.K6:Feuille1.L19 Feuille1.K44:Feuille1.K45 Feuille1.K50:Feuille1.K60 Feuille1.D63:Feuille1.F63 Feuille1.K63:Feuille1.L63 Feuille1.K64:Feuille1.L65 Feuille1.D64:Feuille1.F67 Feuille1.O63:Feuille1.O65 Feuille1.S63:Feuille1.T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6:Feuille1.M61 Feuille1.K47:Feuille1.K49 Feuille1.M2:Feuille1.N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69:Feuille1.O69 Feuille1.S69:Feuille1.S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O70:Feuille1.O70 Feuille1.S70:Feuille1.S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Y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Y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Y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Y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Y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Y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Y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Y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Y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Y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Y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Y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Y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Y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O20:Feuille1.O20 Feuille1.S20:Feuille1.T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Y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O21:Feuille1.O21 Feuille1.S21:Feuille1.T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U21:Feuille1.U21">
            <calcext:condition calcext:apply-style-name="Cellule invalide" calcext:value="=&quot;&quot;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U21]=0)" calcext:base-cell-address="Feuille1.V21"/>
            <calcext:condition calcext:apply-style-name="Cellule invalide" calcext:value="formula-is(AND([.U21]&lt;&gt;0;[.V21]=&quot;&quot;))" calcext:base-cell-address="Feuille1.V21"/>
          </calcext:conditional-format>
          <calcext:conditional-format calcext:target-range-address="Feuille1.W21:Feuille1.W21">
            <calcext:condition calcext:apply-style-name="Cellule grisée" calcext:value="formula-is([.U21]=0)" calcext:base-cell-address="Feuille1.W21"/>
            <calcext:condition calcext:apply-style-name="Cellule invalide" calcext:value="formula-is(AND([.U21]&lt;&gt;0;[.W21]=&quot;&quot;))" calcext:base-cell-address="Feuille1.W21"/>
          </calcext:conditional-format>
          <calcext:conditional-format calcext:target-range-address="Feuille1.X21:Feuille1.Y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K71:Feuille1.L71 Feuille1.O71:Feuille1.O71 Feuille1.S71:Feuille1.S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S74:Feuille1.T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S76:Feuille1.T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O74:Feuille1.O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O75:Feuille1.O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O76:Feuille1.O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O77:Feuille1.O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O78:Feuille1.O78 Feuille1.S78:Feuille1.T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U78:Feuille1.U78">
            <calcext:condition calcext:apply-style-name="Cellule invalide" calcext:value="=&quot;&quot;" calcext:base-cell-address="Feuille1.U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O79:Feuille1.O81 Feuille1.S79:Feuille1.T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O67:Feuille1.O67 Feuille1.S67:Feuille1.T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Z21:Feuille1.Z21">
            <calcext:condition calcext:apply-style-name="Cellule grisée" calcext:value="formula-is([.W21]=0)" calcext:base-cell-address="Feuille1.Z21"/>
            <calcext:condition calcext:apply-style-name="Cellule invalide" calcext:value="formula-is(AND([.W21]&lt;&gt;0;[.Z21]=&quot;&quot;))" calcext:base-cell-address="Feuille1.Z21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O84:Feuille1.O84 Feuille1.S84:Feuille1.T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U84:Feuille1.U84">
            <calcext:condition calcext:apply-style-name="Cellule invalide" calcext:value="=&quot;&quot;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U84]=0)" calcext:base-cell-address="Feuille1.V84"/>
            <calcext:condition calcext:apply-style-name="Cellule invalide" calcext:value="formula-is(AND([.U84]&lt;&gt;0;[.V84]=&quot;&quot;))" calcext:base-cell-address="Feuille1.V84"/>
          </calcext:conditional-format>
          <calcext:conditional-format calcext:target-range-address="Feuille1.W84:Feuille1.W84">
            <calcext:condition calcext:apply-style-name="Cellule grisée" calcext:value="formula-is([.U84]=0)" calcext:base-cell-address="Feuille1.W84"/>
            <calcext:condition calcext:apply-style-name="Cellule invalide" calcext:value="formula-is(AND([.U84]&lt;&gt;0;[.W84]=&quot;&quot;))" calcext:base-cell-address="Feuille1.W84"/>
          </calcext:conditional-format>
          <calcext:conditional-format calcext:target-range-address="Feuille1.X84:Feuille1.Y84">
            <calcext:condition calcext:apply-style-name="Cellule grisée" calcext:value="formula-is([.U84]=0)" calcext:base-cell-address="Feuille1.X84"/>
            <calcext:condition calcext:apply-style-name="Cellule invalide" calcext:value="formula-is(AND([.U84]&lt;&gt;0;[.X84]=&quot;&quot;))" calcext:base-cell-address="Feuille1.X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Z84:Feuille1.Z84">
            <calcext:condition calcext:apply-style-name="Cellule grisée" calcext:value="formula-is([.W84]=0)" calcext:base-cell-address="Feuille1.Z84"/>
            <calcext:condition calcext:apply-style-name="Cellule invalide" calcext:value="formula-is(AND([.W84]&lt;&gt;0;[.Z84]=&quot;&quot;))" calcext:base-cell-address="Feuille1.Z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O85:Feuille1.O85 Feuille1.S85:Feuille1.S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O83:Feuille1.O83 Feuille1.S83:Feuille1.T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O86:Feuille1.O86 Feuille1.S86:Feuille1.T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O87:Feuille1.O87 Feuille1.S87:Feuille1.T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R11:Feuille1.R11">
            <calcext:condition calcext:apply-style-name="Cellule grisée" calcext:value="formula-is(#REF!=1)" calcext:base-cell-address="Feuille1.R11"/>
            <calcext:condition calcext:apply-style-name="Cellule invalide" calcext:value="formula-is(AND(#REF!&gt;1;#REF!=&quot;&quot;))" calcext:base-cell-address="Feuille1.R11"/>
          </calcext:conditional-format>
          <calcext:conditional-format calcext:target-range-address="Feuille1.R12:Feuille1.R12">
            <calcext:condition calcext:apply-style-name="Cellule grisée" calcext:value="formula-is(#REF!=1)" calcext:base-cell-address="Feuille1.R12"/>
            <calcext:condition calcext:apply-style-name="Cellule invalide" calcext:value="formula-is(AND(#REF!&gt;1;#REF!=&quot;&quot;))" calcext:base-cell-address="Feuille1.R12"/>
          </calcext:conditional-format>
          <calcext:conditional-format calcext:target-range-address="Feuille1.R13:Feuille1.R13">
            <calcext:condition calcext:apply-style-name="Cellule grisée" calcext:value="formula-is(#REF!=1)" calcext:base-cell-address="Feuille1.R13"/>
            <calcext:condition calcext:apply-style-name="Cellule invalide" calcext:value="formula-is(AND(#REF!&gt;1;#REF!=&quot;&quot;))" calcext:base-cell-address="Feuille1.R13"/>
          </calcext:conditional-format>
          <calcext:conditional-format calcext:target-range-address="Feuille1.R14:Feuille1.R14">
            <calcext:condition calcext:apply-style-name="Cellule grisée" calcext:value="formula-is(#REF!=1)" calcext:base-cell-address="Feuille1.R14"/>
            <calcext:condition calcext:apply-style-name="Cellule invalide" calcext:value="formula-is(AND(#REF!&gt;1;#REF!=&quot;&quot;))" calcext:base-cell-address="Feuille1.R14"/>
          </calcext:conditional-format>
          <calcext:conditional-format calcext:target-range-address="Feuille1.R15:Feuille1.R15">
            <calcext:condition calcext:apply-style-name="Cellule grisée" calcext:value="formula-is(#REF!=1)" calcext:base-cell-address="Feuille1.R15"/>
            <calcext:condition calcext:apply-style-name="Cellule invalide" calcext:value="formula-is(AND(#REF!&gt;1;#REF!=&quot;&quot;))" calcext:base-cell-address="Feuille1.R15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R21:Feuille1.R21">
            <calcext:condition calcext:apply-style-name="Cellule grisée" calcext:value="formula-is(#REF!=1)" calcext:base-cell-address="Feuille1.R21"/>
            <calcext:condition calcext:apply-style-name="Cellule invalide" calcext:value="formula-is(AND(#REF!&gt;1;#REF!=&quot;&quot;))" calcext:base-cell-address="Feuille1.R2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8:Feuille1.R78">
            <calcext:condition calcext:apply-style-name="Cellule grisée" calcext:value="formula-is(#REF!=1)" calcext:base-cell-address="Feuille1.R78"/>
            <calcext:condition calcext:apply-style-name="Cellule invalide" calcext:value="formula-is(AND(#REF!&gt;1;#REF!=&quot;&quot;))" calcext:base-cell-address="Feuille1.R78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4:Feuille1.R84">
            <calcext:condition calcext:apply-style-name="Cellule grisée" calcext:value="formula-is(#REF!=1)" calcext:base-cell-address="Feuille1.R84"/>
            <calcext:condition calcext:apply-style-name="Cellule invalide" calcext:value="formula-is(AND(#REF!&gt;1;#REF!=&quot;&quot;))" calcext:base-cell-address="Feuille1.R84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D88:Feuille1.F88 Feuille1.A88:Feuille1.B88">
            <calcext:condition calcext:apply-style-name="Cellule invalide" calcext:value="=&quot;&quot;" calcext:base-cell-address="Feuille1.A88"/>
          </calcext:conditional-format>
          <calcext:conditional-format calcext:target-range-address="Feuille1.V88:Feuille1.V88">
            <calcext:condition calcext:apply-style-name="Cellule grisée" calcext:value="formula-is([.U88]=0)" calcext:base-cell-address="Feuille1.V88"/>
            <calcext:condition calcext:apply-style-name="Cellule invalide" calcext:value="formula-is(AND([.U88]&lt;&gt;0;[.V88]=&quot;&quot;))" calcext:base-cell-address="Feuille1.V88"/>
          </calcext:conditional-format>
          <calcext:conditional-format calcext:target-range-address="Feuille1.W88:Feuille1.W88">
            <calcext:condition calcext:apply-style-name="Cellule grisée" calcext:value="formula-is([.U88]=0)" calcext:base-cell-address="Feuille1.W88"/>
            <calcext:condition calcext:apply-style-name="Cellule invalide" calcext:value="formula-is(AND([.U88]&lt;&gt;0;[.W88]=&quot;&quot;))" calcext:base-cell-address="Feuille1.W88"/>
          </calcext:conditional-format>
          <calcext:conditional-format calcext:target-range-address="Feuille1.X88:Feuille1.Y88">
            <calcext:condition calcext:apply-style-name="Cellule grisée" calcext:value="formula-is([.U88]=0)" calcext:base-cell-address="Feuille1.X88"/>
            <calcext:condition calcext:apply-style-name="Cellule invalide" calcext:value="formula-is(AND([.U88]&lt;&gt;0;[.X88]=&quot;&quot;))" calcext:base-cell-address="Feuille1.X88"/>
          </calcext:conditional-format>
          <calcext:conditional-format calcext:target-range-address="Feuille1.Z88:Feuille1.Z88">
            <calcext:condition calcext:apply-style-name="Cellule grisée" calcext:value="formula-is([.W88]=0)" calcext:base-cell-address="Feuille1.Z88"/>
            <calcext:condition calcext:apply-style-name="Cellule invalide" calcext:value="formula-is(AND([.W88]&lt;&gt;0;[.Z88]=&quot;&quot;))" calcext:base-cell-address="Feuille1.Z88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O88:Feuille1.O88 Feuille1.S88:Feuille1.T88 Feuille1.K88:Feuille1.L88">
            <calcext:condition calcext:apply-style-name="Cellule invalide" calcext:value="=&quot;&quot;" calcext:base-cell-address="Feuille1.K88"/>
          </calcext:conditional-format>
          <calcext:conditional-format calcext:target-range-address="Feuille1.M88:Feuille1.M88">
            <calcext:condition calcext:apply-style-name="Cellule grisée" calcext:value="formula-is(#REF!=0)" calcext:base-cell-address="Feuille1.M88"/>
          </calcext:conditional-format>
          <calcext:conditional-format calcext:target-range-address="Feuille1.P88:Feuille1.P88">
            <calcext:condition calcext:apply-style-name="Cellule grisée" calcext:value="formula-is(#REF!=1)" calcext:base-cell-address="Feuille1.P88"/>
            <calcext:condition calcext:apply-style-name="Cellule invalide" calcext:value="formula-is(AND(#REF!&gt;1;#REF!=&quot;&quot;))" calcext:base-cell-address="Feuille1.P88"/>
          </calcext:conditional-format>
          <calcext:conditional-format calcext:target-range-address="Feuille1.Q88:Feuille1.Q88">
            <calcext:condition calcext:apply-style-name="Cellule grisée" calcext:value="formula-is(#REF!=1)" calcext:base-cell-address="Feuille1.Q88"/>
            <calcext:condition calcext:apply-style-name="Cellule invalide" calcext:value="formula-is(AND(#REF!&gt;1;#REF!=&quot;&quot;))" calcext:base-cell-address="Feuille1.Q88"/>
          </calcext:conditional-format>
          <calcext:conditional-format calcext:target-range-address="Feuille1.H88:Feuille1.H88">
            <calcext:condition calcext:apply-style-name="Cellule invalide" calcext:value="=&quot;&quot;" calcext:base-cell-address="Feuille1.H88"/>
          </calcext:conditional-format>
          <calcext:conditional-format calcext:target-range-address="Feuille1.U88:Feuille1.U88">
            <calcext:condition calcext:apply-style-name="Cellule invalide" calcext:value="=&quot;&quot;" calcext:base-cell-address="Feuille1.U88"/>
          </calcext:conditional-format>
          <calcext:conditional-format calcext:target-range-address="Feuille1.J88:Feuille1.J88">
            <calcext:condition calcext:apply-style-name="Cellule invalide" calcext:value="=&quot;&quot;" calcext:base-cell-address="Feuille1.J88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22:Feuille1.M22">
            <calcext:condition calcext:apply-style-name="Cellule grisée" calcext:value="formula-is(#REF!=0)" calcext:base-cell-address="Feuille1.M22"/>
          </calcext:conditional-format>
          <calcext:conditional-format calcext:target-range-address="Feuille1.M23:Feuille1.M23">
            <calcext:condition calcext:apply-style-name="Cellule grisée" calcext:value="formula-is(#REF!=0)" calcext:base-cell-address="Feuille1.M23"/>
          </calcext:conditional-format>
          <calcext:conditional-format calcext:target-range-address="Feuille1.M24:Feuille1.M24">
            <calcext:condition calcext:apply-style-name="Cellule grisée" calcext:value="formula-is(#REF!=0)" calcext:base-cell-address="Feuille1.M24"/>
          </calcext:conditional-format>
          <calcext:conditional-format calcext:target-range-address="Feuille1.M25:Feuille1.M25">
            <calcext:condition calcext:apply-style-name="Cellule grisée" calcext:value="formula-is(#REF!=0)" calcext:base-cell-address="Feuille1.M25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N21:Feuille1.N21">
            <calcext:condition calcext:apply-style-name="Cellule grisée" calcext:value="formula-is(#REF!=0)" calcext:base-cell-address="Feuille1.N2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8:Feuille1.N78">
            <calcext:condition calcext:apply-style-name="Cellule grisée" calcext:value="formula-is(#REF!=0)" calcext:base-cell-address="Feuille1.N78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4:Feuille1.N84">
            <calcext:condition calcext:apply-style-name="Cellule grisée" calcext:value="formula-is(#REF!=0)" calcext:base-cell-address="Feuille1.N84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1:28:59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3T21:30:54.064000000</dc:date>
    <meta:generator>LibreOffice/5.4.4.2$Windows_X86_64 LibreOffice_project/2524958677847fb3bb44820e40380acbe820f960</meta:generator>
    <meta:editing-duration>PT8H23M30S</meta:editing-duration>
    <meta:editing-cycles>523</meta:editing-cycles>
    <meta:document-statistic meta:table-count="1" meta:cell-count="1773" meta:object-count="0"/>
  </office:meta>
</office:document-meta>
</file>